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34db6e" officeooo:paragraph-rsid="0034db6e"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9" style:family="paragraph" style:parent-style-name="Standard">
      <style:paragraph-properties fo:margin-top="0in" fo:margin-bottom="0in" style:contextual-spacing="false" fo:text-align="center" style:justify-single-word="false"/>
      <style:text-properties style:font-name="Georgia" officeooo:rsid="003669d4" officeooo:paragraph-rsid="003669d4"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3"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8"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57afef" officeooo:paragraph-rsid="0057afef"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style:style style:name="T55" style:family="text">
      <style:text-properties officeooo:rsid="0047b1f6"/>
    </style:style>
    <style:style style:name="T56" style:family="text">
      <style:text-properties officeooo:rsid="0047ee2b"/>
    </style:style>
    <style:style style:name="T57" style:family="text">
      <style:text-properties officeooo:rsid="0049870b"/>
    </style:style>
    <style:style style:name="T58" style:family="text">
      <style:text-properties officeooo:rsid="004b53d2"/>
    </style:style>
    <style:style style:name="T59" style:family="text">
      <style:text-properties officeooo:rsid="004ce5f8"/>
    </style:style>
    <style:style style:name="T60" style:family="text">
      <style:text-properties officeooo:rsid="004e0f3b"/>
    </style:style>
    <style:style style:name="T61" style:family="text">
      <style:text-properties officeooo:rsid="004e450a"/>
    </style:style>
    <style:style style:name="T62" style:family="text">
      <style:text-properties officeooo:rsid="00500947"/>
    </style:style>
    <style:style style:name="T63" style:family="text">
      <style:text-properties officeooo:rsid="0051355c"/>
    </style:style>
    <style:style style:name="T64" style:family="text">
      <style:text-properties officeooo:rsid="0051aece"/>
    </style:style>
    <style:style style:name="T65" style:family="text">
      <style:text-properties officeooo:rsid="00529b9f"/>
    </style:style>
    <style:style style:name="T66" style:family="text">
      <style:text-properties officeooo:rsid="00544869"/>
    </style:style>
    <style:style style:name="T67" style:family="text">
      <style:text-properties officeooo:rsid="0055c370"/>
    </style:style>
    <style:style style:name="T68" style:family="text">
      <style:text-properties officeooo:rsid="0057267d"/>
    </style:style>
    <style:style style:name="T69" style:family="text">
      <style:text-properties officeooo:rsid="0057afef"/>
    </style:style>
    <style:style style:name="T70" style:family="text">
      <style:text-properties officeooo:rsid="00587a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10">Chapter Two</text:p>
      <text:p text:style-name="P10"/>
      <text:p text:style-name="P10"><text:s text:c="5"/><text:span text:style-name="T17">Alice walked around her apartment looking for a record. Susan sat at the table reading a book.</text:span></text:p>
      <text:p text:style-name="P10"><text:s text:c="5"/>“<text:span text:style-name="T17">It’s interesting.” Susan said. “I can’t remember anything in my life, but I know how to read; do basic math and the like. It’s just strange.”</text:span></text:p>
      <text:p text:style-name="P10"><text:s text:c="5"/><text:span text:style-name="T17">Alice smiled. “Yeah that’s weird for sure.”</text:span></text:p>
      <text:p text:style-name="P10"><text:s text:c="5"/><text:span text:style-name="T17">Alice wondered why they couldn’t have found Susan her own set of quarters, why she had to stay at her apartment for the time being.</text:span></text:p>
      <text:p text:style-name="P10"><text:s text:c="5"/><text:span text:style-name="T17">Knock knock knock.</text:span></text:p>
      <text:p text:style-name="P10"><text:s text:c="5"/><text:span text:style-name="T17">Alice pointed to another room where Susan could hide as she opened the door.</text:span></text:p>
      <text:p text:style-name="P10"><text:s text:c="5"/><text:span text:style-name="T17">Doctor Long walked into the room. “I understand you have a guest that needs my attention.” She said.</text:span></text:p>
      <text:p text:style-name="P10"><text:s text:c="5"/><text:span text:style-name="T17">Alice sighed. Russ must have said something. “Come on out Susan.”</text:span></text:p>
      <text:p text:style-name="P10"><text:s text:c="5"/><text:span text:style-name="T17">Susan walked out to see Doctor Long standing there with a probing instrument in her hand.</text:span></text:p>
      <text:p text:style-name="P10"><text:s text:c="5"/>“<text:span text:style-name="T17">I just need to make some scans of you.” Doctor Long said. “They won’t hurt at all, I promise.”</text:span></text:p>
      <text:p text:style-name="P10"><text:s text:c="5"/><text:span text:style-name="T17">Susan laid down on the bed and tensed up. “Okay.” She said.</text:span></text:p>
      <text:p text:style-name="P10"><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10"><text:s text:c="5"/><text:span text:style-name="T17">Doctor Long showed herself out the door.</text:span></text:p>
      <text:p text:style-name="P10"><text:s text:c="5"/>“<text:span text:style-name="T17">That wasn’t so bad.” Susan said.</text:span></text:p>
      <text:p text:style-name="P10"><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10"><text:s text:c="5"/><text:span text:style-name="T17">Susan sat back down at the table and continued reading her book.</text:span></text:p>
      <text:p text:style-name="P10"><text:s text:c="5"/><text:span text:style-name="T17">Russ sat in Chief’s office. “Do you think that was a wise choice to make Chief?” He asked.</text:span></text:p>
      <text:p text:style-name="P10"><text:s text:c="5"/><text:span text:style-name="T17">Chief nodded. “You know it was the right choice.” He said. “What else were we supposed to do about the situation?”</text:span></text:p>
      <text:p text:style-name="P10"><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10"><text:s text:c="5"/><text:span text:style-name="T18">Chief shook his head. “No, don’t worry about Alice. If she wants to get mad at someone, she’ll get mad at me. Don’t worry.”</text:span></text:p>
      <text:p text:style-name="P10"><text:s text:c="5"/><text:span text:style-name="T18">Russ stood with his hands behind his back. “Alright.” He said. “If you insist.”</text:span></text:p>
      <text:p text:style-name="P10"><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10"><text:s text:c="5"/><text:span text:style-name="T18">Russ sat there and watched as the progress bar continued moving. Soon it was at ninety percent. Then ninety-five percent. Then one hundred percent.</text:span></text:p>
      <text:p text:style-name="P10"><text:s text:c="5"/><text:span text:style-name="T18">Looking at the computer monitor, Russ wondered what it all meant. There was a diagram of Earth and some measurements that he couldn’t understand. What the hell did it all mean?</text:span></text:p>
      <text:p text:style-name="P10"><text:s text:c="5"/><text:span text:style-name="T18">Russ tried to interact with the diagram. It asked for input. Russ tried anything.</text:span></text:p>
      <text:p text:style-name="P10"><text:soft-page-break/><text:s text:c="5"/>“<text:span text:style-name="T18">Who are you?” He asked.</text:span></text:p>
      <text:p text:style-name="P10"><text:s text:c="5"/>“<text:span text:style-name="T18">To know who you are is but to ask yourself the same question.” Came the reply.</text:span></text:p>
      <text:p text:style-name="P10"><text:s text:c="5"/>“<text:span text:style-name="T18">Where do you come from.” Russ asked.</text:span></text:p>
      <text:p text:style-name="P10"><text:s text:c="5"/>“<text:span text:style-name="T18">To know where you come from is to come from there.”</text:span></text:p>
      <text:p text:style-name="P10"><text:s text:c="5"/><text:span text:style-name="T18">It spoke in riddles.</text:span></text:p>
      <text:p text:style-name="P10"><text:s text:c="5"/><text:span text:style-name="T18">Scratching his head, Russ wondered what it all meant. Yet the computer still awaited input.</text:span></text:p>
      <text:p text:style-name="P10"><text:s text:c="5"/><text:span text:style-name="T19">Russ walked away from the computer. He didn’t have the answers the computer wanted. He didn’t have the input. Whatever it wanted, Russ had no clue what was going on.</text:span></text:p>
      <text:p text:style-name="P10"/>
      <text:p text:style-name="P13">* * *</text:p>
      <text:p text:style-name="P11"/>
      <text:p text:style-name="P11"><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11"><text:s text:c="5"/><text:span text:style-name="T21">Susan looked at Alice as she ate. She didn’t quite trust the woman. For all she knew Alice called the doctor down to perform an exam. Susan didn’t care for the exam. It felt invasive.</text:span></text:p>
      <text:p text:style-name="P11"><text:s text:c="5"/>“<text:span text:style-name="T21">What do you think they’ll do with me?” Susan asked.</text:span></text:p>
      <text:p text:style-name="P11"><text:s text:c="5"/><text:span text:style-name="T21">Alice shook her head. “I don’t know, </text:span><text:span text:style-name="T22">usually we send you to the mission. But that didn’t work this time</text:span><text:span text:style-name="T21">.”</text:span></text:p>
      <text:p text:style-name="P12"><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2"><text:span text:style-name="T16"><text:s text:c="5"/></text:span><text:span text:style-name="T22">Alice smiled at Susan. “It wasn’t anything too bad.” She said. “You just needed to come to justice.”</text:span></text:p>
      <text:p text:style-name="P12"><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2"><text:span text:style-name="T16"><text:s text:c="5"/></text:span><text:span text:style-name="T22">Susan took a bite of the salmon. It tasted delicious.</text:span><text:span text:style-name="T16"> <text:s/></text:span><text:span text:style-name="T22">The rest of the meal was had in silence.</text:span></text:p>
      <text:p text:style-name="P12"/>
      <text:p text:style-name="P15">* * *</text:p>
      <text:p text:style-name="P14"/>
      <text:p text:style-name="P14"><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4"><text:s text:c="5"/>“Good job people.” Chief said. “keep up the good work.”</text:p>
      <text:p text:style-name="P14"><text:s text:c="5"/>He heard people say “Thank you sir.” etc. at his words of encouragement. He nodded to them. He was grateful they were performing the job they needed to be performing.</text:p>
      <text:p text:style-name="P14"><text:s text:c="5"/>Walking down to the lower core, Chief checked in on Russ who was working with Victoria on the encrypted message.</text:p>
      <text:p text:style-name="P14"><text:s text:c="5"/>“Any word yet Russ?” Chief asked.</text:p>
      <text:p text:style-name="P14"><text:s text:c="5"/>Russ shook his head. “No sir. She’s speaking in riddles and I can’t make heads or tails of it.”</text:p>
      <text:p text:style-name="P14"><text:soft-page-break/><text:s text:c="5"/>Chief nodded. “Keep it up.” He said. “She spat out that data for a reason, I want to know what’s in it.”</text:p>
      <text:p text:style-name="P14"><text:s text:c="5"/>Russ nodded back. “Aye.”</text:p>
      <text:p text:style-name="P14"/>
      <text:p text:style-name="P14">Chapter Three</text:p>
      <text:p text:style-name="P14"/>
      <text:p text:style-name="P14"><text:s text:c="5"/><text:span text:style-name="T23">Alice woke up to an alert klaxon. She got dressed and ran to the door. Susan woke up as well but sat there in a daze.</text:span></text:p>
      <text:p text:style-name="P14"><text:s text:c="5"/><text:span text:style-name="T23">Entering the debarkation room, Alice surveyed what was going on. A man had come from a different time using some other device than the time watch.</text:span></text:p>
      <text:p text:style-name="P14"><text:s text:c="5"/>“<text:span text:style-name="T23">I’m here to warn you.” The man said. “I don’t have much time.”</text:span></text:p>
      <text:p text:style-name="P14"><text:s text:c="5"/><text:span text:style-name="T23">Chief and Russ walked down the stairs of Chief’s office and into the debarkation room.</text:span></text:p>
      <text:p text:style-name="P14"><text:s text:c="5"/>“<text:span text:style-name="T24">Molar</text:span><text:span text:style-name="T23"> is coming.” He said. “She will destroy you all.”</text:span></text:p>
      <text:p text:style-name="P14"><text:s text:c="5"/><text:span text:style-name="T24">The man vanished in a flash of light.</text:span></text:p>
      <text:p text:style-name="P14"><text:s text:c="5"/><text:span text:style-name="T24">Alice looked to Chief. “What does that mean?”</text:span></text:p>
      <text:p text:style-name="P14"><text:s text:c="5"/><text:span text:style-name="T24">Chief shook his head. “I don’t have a clue.”</text:span></text:p>
      <text:p text:style-name="P14"><text:s text:c="5"/><text:span text:style-name="T24">Russ walked down to the main control room. Sitting at Victoria’s console he typed in a command. “Who is Molar.”</text:span></text:p>
      <text:p text:style-name="P14"><text:s text:c="5"/><text:span text:style-name="T24">Victoria whirled. “Working.” Then she said. “The destroyer of worlds.”</text:span></text:p>
      <text:p text:style-name="P14"><text:s text:c="5"/><text:span text:style-name="T24">Russ gasped. The machine code had given him an answer instead of a riddle. He didn’t like the answer but it was going to have to be good enough.</text:span></text:p>
      <text:p text:style-name="P14"><text:s text:c="5"/><text:span text:style-name="T25">The destroyer of worlds. Russ thought. </text:span><text:span text:style-name="T26">What did that mean exactly? Was some harbinger of death coming to destroy them all?</text:span></text:p>
      <text:p text:style-name="P14"><text:s text:c="5"/><text:span text:style-name="T26">Russ ran back to the debarkation room and looked at Chief. “The destroyer of worlds is coming.” He said.</text:span></text:p>
      <text:p text:style-name="P14"><text:soft-page-break/><text:s text:c="5"/><text:span text:style-name="T26">Chief looked at Russ with disbelief on his face. “No, the destroyer of worlds? She’s a myth. A fantasy.” He said.</text:span></text:p>
      <text:p text:style-name="P14"><text:s text:c="5"/>“<text:span text:style-name="T26">You know of her?” Russ asked.</text:span></text:p>
      <text:p text:style-name="P14"><text:s text:c="5"/><text:span text:style-name="T26">Chief nodded. “Yes, I’ve read about her in ancient mythology.”</text:span></text:p>
      <text:p text:style-name="P14"><text:s text:c="5"/><text:span text:style-name="T27">Russ was dumbfounded. “And you didn’t think it was necessary to say anything to the man who just vanished?”</text:span></text:p>
      <text:p text:style-name="P14"><text:s text:c="5"/><text:span text:style-name="T27">Chief shrugged. “She’s a myth. She won’t be coming here, I promise you that.”</text:span></text:p>
      <text:p text:style-name="P14"><text:s text:c="5"/><text:span text:style-name="T27">Russ nodded. “Uh huh, sure she won’t.”</text:span></text:p>
      <text:p text:style-name="P14"><text:s text:c="5"/><text:span text:style-name="T27">Alice walked over to Russ and Chief. “So fellas, what are we going to do about this?”</text:span></text:p>
      <text:p text:style-name="P14"><text:s text:c="5"/><text:span text:style-name="T27">Chief looked at Alice. “Nothing. Are you sure it’s safe to leave Susan alone?”</text:span></text:p>
      <text:p text:style-name="P14"><text:s text:c="5"/><text:span text:style-name="T27">Alice nodded. “She’s asleep, there’s nothing wrong.”</text:span></text:p>
      <text:p text:style-name="P14"><text:s text:c="5"/><text:span text:style-name="T27">Chief nodded. “Alright, but you better get back to her. She’s your responsibility for now.”</text:span></text:p>
      <text:p text:style-name="P14"><text:s text:c="5"/><text:span text:style-name="T27">Alice smiled. “Of course boss.” She walked away to the elevator that would take her back to her apartment.</text:span></text:p>
      <text:p text:style-name="P14"><text:s text:c="5"/><text:span text:style-name="T27">Russ’s smile faded. “I hope you know what you’re doing Chief.” He said. He too walked away towards the elevator to get caught up on sleep.</text:span></text:p>
      <text:p text:style-name="P14"><text:s text:c="5"/><text:span text:style-name="T27">Chief looked out at his people. They were quietly working afraid to look at him. He liked that about some people. Just do as you’re told. Don’t ask questions.</text:span></text:p>
      <text:p text:style-name="P14"><text:s text:c="5"/><text:span text:style-name="T28">Alice made it back to her room without any hassle. As she walked inside she saw that Susan was awake and sitting on the edge of the bed.</text:span></text:p>
      <text:p text:style-name="P14"><text:s text:c="5"/>“<text:span text:style-name="T28">Are you okay? Is everything okay?” Susan asked.</text:span></text:p>
      <text:p text:style-name="P14"><text:soft-page-break/><text:s text:c="5"/><text:span text:style-name="T28">Alice nodded. “Yes, everything’s fine. Just some weird excitement among the higher ups. Nothing crazy.” She said.</text:span></text:p>
      <text:p text:style-name="P14"><text:s text:c="5"/>“<text:span text:style-name="T28">Oh good.” Susan said. “Who’s Molar?” She asked.</text:span></text:p>
      <text:p text:style-name="P14"><text:s text:c="5"/><text:span text:style-name="T28">Alice turned her head around quick. “What did you say?”</text:span></text:p>
      <text:p text:style-name="P14"><text:s text:c="5"/>“<text:span text:style-name="T28">Who is Molar?” Susan said. “I patched into the system feed and watched it all on that screen over there.”</text:span></text:p>
      <text:p text:style-name="P14"><text:s text:c="5"/><text:span text:style-name="T28">Alice smirked. The kid was smart. “Molar is from some mythology who knows how far back.” She said. “She’s the destroyer of worlds.”</text:span></text:p>
      <text:p text:style-name="P14"><text:s text:c="5"/><text:span text:style-name="T28">Susan nodded. “Oh, is that all.” She said. “It could be worse you know.”</text:span></text:p>
      <text:p text:style-name="P14"><text:s text:c="5"/>“<text:span text:style-name="T28">Yeah? Like how?” Alice asked.</text:span></text:p>
      <text:p text:style-name="P14"><text:s text:c="5"/>“<text:span text:style-name="T28">She could be the destroyer of universes.” Susan chuckled.</text:span></text:p>
      <text:p text:style-name="P14"><text:s text:c="5"/><text:span text:style-name="T28">Alice tossed a pillow at Susan. “You’re too funny.” She said.</text:span></text:p>
      <text:p text:style-name="P14"><text:s text:c="5"/><text:span text:style-name="T29">Catching the pillow, Susan patted the bed. “Come and sit down. I have so many questions for you.”</text:span></text:p>
      <text:p text:style-name="P14"><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4"/>
      <text:p text:style-name="P17">* * *</text:p>
      <text:p text:style-name="P14"/>
      <text:p text:style-name="P14"><text:s text:c="5"/><text:span text:style-name="T31">Down in the medical bay, Doctor Long sat at her desk. Word had gotten to her about Molar and she was doing some light reading about the mythical creature.</text:span></text:p>
      <text:p text:style-name="P14"><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4"><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4"><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4"/>
      <text:p text:style-name="P17">* * *</text:p>
      <text:p text:style-name="P14"/>
      <text:p text:style-name="P14"><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4"><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4"><text:s text:c="5"/><text:span text:style-name="T32">Reading over the print out from Victoria, Russ sighed. How could they fight such a creature? If it was indeed Molar, he wondered how they would be able to defeat such a monster.</text:span></text:p>
      <text:p text:style-name="P14"><text:s text:c="5"/><text:span text:style-name="T32">Russ wanted answers. Answers that weren’t going to happen while he was sitting there in his chair. Getting up he ran to the elevator. He needed to interact with Victoria directly.</text:span></text:p>
      <text:p text:style-name="P14"><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7">*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9">* * *</text:p>
      <text:p text:style-name="P8"/>
      <text:p text:style-name="P8"><text:soft-page-break/><text:s text:c="5"/>Alice and Russ exited the vortex. The year was 2263, a hundred years into the future. Russ looked around, nothing seemed out of place.</text:p>
      <text:p text:style-name="P8"><text:s text:c="5"/>“Looks like the Earth makes it to this time.” He said. “The destroyer of worlds hasn’t destroyed anything.”</text:p>
      <text:p text:style-name="P8"><text:s text:c="5"/>“Yes.” Alice said pointing to the sky. “Look at the moon, it’s blood red.”</text:p>
      <text:p text:style-name="P8"><text:s text:c="5"/><text:span text:style-name="T44">Russ followed her gaze, sure enough the moon was red in color. The end of times was near, according to the bible. He smiled at the thought.</text:span></text:p>
      <text:p text:style-name="P8"><text:s text:c="5"/>“<text:span text:style-name="T45">Come on, we have a job to do.” Russ said.</text:span></text:p>
      <text:p text:style-name="P8"><text:s text:c="5"/><text:span text:style-name="T45">As they walked around town they noticed something. People were wearing cloaks of some kind. </text:span><text:span text:style-name="T46">Russ wondered if they were for religious purposes or some other kind of worship.</text:span></text:p>
      <text:p text:style-name="P8"><text:s text:c="5"/><text:span text:style-name="T46">Alice noticed them too. “Interesting garb for a society in the future.” She said.</text:span></text:p>
      <text:p text:style-name="P8"><text:s text:c="5"/><text:span text:style-name="T46">Russ nodded. “Yes, interesting indeed.”</text:span></text:p>
      <text:p text:style-name="P8"><text:s text:c="5"/>“<text:span text:style-name="T47">Prepare the way for the great Molar to return.” A man said holding a bell. As he rang the bell he repeated the saying.</text:span></text:p>
      <text:p text:style-name="P8"><text:s text:c="5"/><text:span text:style-name="T47">Alice and Russ exchanged looks.</text:span></text:p>
      <text:p text:style-name="P8"><text:s text:c="5"/>“<text:span text:style-name="T48">That’s gotta mean something.” Russ said.</text:span></text:p>
      <text:p text:style-name="P8"><text:s text:c="5"/><text:span text:style-name="T48">Alice nodded. “I agree boss.”</text:span></text:p>
      <text:p text:style-name="P8"><text:s text:c="5"/><text:span text:style-name="T49">Walking up to the man, Russ smiled. “Hi.” He said.</text:span></text:p>
      <text:p text:style-name="P8"><text:s text:c="5"/><text:span text:style-name="T49">The man looked at them. “What manner of clothes are you wearing?” He asked. “Molar will not be pleased with what you wear.”</text:span></text:p>
      <text:p text:style-name="P8"><text:s text:c="5"/><text:span text:style-name="T49">Ushering them inside a church, the man offered them each a cloak. “Here you are my children.” He said. “Now Molar will hear your prayers.”</text:span></text:p>
      <text:p text:style-name="P8"><text:s text:c="5"/>“<text:span text:style-name="T50">You look good boss.” Alice said referring to the black robes he wore.</text:span></text:p>
      <text:p text:style-name="P8"><text:soft-page-break/><text:s text:c="5"/>“<text:span text:style-name="T50">Oh hush.” Russ said </text:span><text:span text:style-name="T51">teasing Alice back.</text:span></text:p>
      <text:p text:style-name="P8"><text:s text:c="5"/>“<text:span text:style-name="T51">Sir, may we ask you a question?” Russ asked.</text:span></text:p>
      <text:p text:style-name="P8"><text:s text:c="5"/><text:span text:style-name="T51">The man nodded. “Please call me Greg.”</text:span></text:p>
      <text:p text:style-name="P8"><text:s text:c="5"/>“<text:span text:style-name="T51">Greg,” Russ said “Molar, who is she?”</text:span></text:p>
      <text:p text:style-name="P8"><text:s text:c="5"/><text:span text:style-name="T51">Greg looked at Russ and then to Alice. “You do not know of the great Molar? She who will save us from ourselves through the destruction of the world?”</text:span></text:p>
      <text:p text:style-name="P8"><text:s text:c="5"/><text:span text:style-name="T51">Russ nodded. Great, he thought, the name was true. “Yeah something like that.”</text:span></text:p>
      <text:p text:style-name="P8"><text:s text:c="5"/>“<text:span text:style-name="T51">Where do you come from?” Greg asked.</text:span></text:p>
      <text:p text:style-name="P8"><text:s text:c="5"/><text:span text:style-name="T51">Alice smiled. “South America.” She said. “</text:span><text:span text:style-name="T52">We believe in the destroyer of worlds, but we call her by a different name.”</text:span></text:p>
      <text:p text:style-name="P8"><text:s text:c="5"/>“<text:span text:style-name="T52">Oh.” Greg said. “Yes she has many names people call her.”</text:span></text:p>
      <text:p text:style-name="P8"><text:s text:c="5"/>“<text:span text:style-name="T53">Do you have any literature on Molar that we might be able to take with us on our journey?” Russ asked.</text:span></text:p>
      <text:p text:style-name="P8"><text:s text:c="5"/><text:span text:style-name="T53">Greg nodded. “Of course my child, of course.” Reaching into his robe he produced a book. “Here you go. That will be twenty dollars.”</text:span></text:p>
      <text:p text:style-name="P8"><text:s text:c="5"/><text:span text:style-name="T53">Russ reached into his pocket and grabbed some money. “I hope gold is okay.”</text:span></text:p>
      <text:p text:style-name="P8"><text:s text:c="5"/><text:span text:style-name="T53">Greg smiled. “Of course it is. Of course it is.”</text:span></text:p>
      <text:p text:style-name="P8"><text:s text:c="5"/><text:span text:style-name="T53">Walking outside, Russ and Alice heard Greg continue to call out sinners to repentance before Molar came back.</text:span></text:p>
      <text:p text:style-name="P8"><text:s text:c="5"/><text:span text:style-name="T53">Russ thumbed through the book. “Look here.” He said. “It says that Molar will come back during a time when no one expects her. That she will cause the world to quake under her feet and the cities to tremble.”</text:span></text:p>
      <text:p text:style-name="P8"><text:s text:c="5"/><text:span text:style-name="T53">Alice smirked. “Sounds like my kind of lady.” She said.</text:span></text:p>
      <text:p text:style-name="P8"><text:soft-page-break/><text:s text:c="5"/><text:span text:style-name="T54">Russ knew she was joking, but couldn’t help but wonder if she really did believe in Molar or not. It wasn’t anything to be ashamed of, but it was an interesting thought process to believe in.</text:span></text:p>
      <text:p text:style-name="P8"><text:s text:c="5"/><text:span text:style-name="T54">Alice looked at Russ. “I’ve been spending a lot of time with Susan boss. I wonder if she can be used in our line of work again. If she can be trusted.”</text:span></text:p>
      <text:p text:style-name="P8"><text:s text:c="5"/><text:span text:style-name="T54">Russ shook his head. “We’d have to retrain her.” He said. “She’s too much of a risk.”</text:span></text:p>
      <text:p text:style-name="P8"><text:s text:c="5"/>“<text:span text:style-name="T54">Don’t you believe in giving people a second chance?” Alice asked.</text:span></text:p>
      <text:p text:style-name="P8"><text:s text:c="5"/><text:span text:style-name="T54">Russ nodded. “Sure I do, but she had her second chance and her third and fourth as far as I’m concerned. There’s nothing we can do about it. She sealed her fate.”</text:span></text:p>
      <text:p text:style-name="P8"><text:s text:c="5"/><text:span text:style-name="T54">They continued walking down the street.</text:span></text:p>
      <text:p text:style-name="P8"><text:s text:c="5"/>“<text:span text:style-name="T54">But she doesn’t remember anything.” Alice said. “We could retrain her, make her one of the best operatives we’ve ever had.”</text:span></text:p>
      <text:p text:style-name="P8"><text:s text:c="5"/>“<text:span text:style-name="T54">She already was one of the best operatives we ever had.” Russ said. “Don’t you remember?”</text:span></text:p>
      <text:p text:style-name="P8"><text:s text:c="5"/><text:span text:style-name="T54">Alice nodded. “Right, that’s what I’ve been told.”</text:span></text:p>
      <text:p text:style-name="P8"><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8"><text:s text:c="5"/><text:span text:style-name="T54">Alice kicked a rock. “True boss, true.” She said.</text:span></text:p>
      <text:p text:style-name="P8"><text:s text:c="5"/>“<text:span text:style-name="T54">It’s not like we haven’t explored this thought process.” Russ said. “That’s how Peter came to be the way he is. We thought we could trust him, but now we know we can’t.”</text:span></text:p>
      <text:p text:style-name="P8"><text:s text:c="5"/><text:span text:style-name="T54">Alice nodded. “So you’ll wipe his memory again.”</text:span></text:p>
      <text:p text:style-name="P8"><text:s text:c="5"/><text:span text:style-name="T54">Russ nodded. “Yes.”</text:span></text:p>
      <text:p text:style-name="P8"/>
      <text:p text:style-name="P16"><text:soft-page-break/>Chapter Six</text:p>
      <text:p text:style-name="P16"/>
      <text:p text:style-name="P16"><text:s text:c="5"/><text:span text:style-name="T55">Peter sat in his cell. </text:span><text:span text:style-name="T56">He stared at the ceiling talking to imaginary friends and whatnot. </text:span><text:span text:style-name="T57">He wished they were real people he was talking to but that wasn’t possible. They had moved Peter to solitary confinement.</text:span></text:p>
      <text:p text:style-name="P16"><text:s text:c="5"/>“<text:span text:style-name="T58">Open her up.” Susan said.</text:span></text:p>
      <text:p text:style-name="P16"><text:s text:c="5"/><text:span text:style-name="T58">The door to the cell opened.</text:span></text:p>
      <text:p text:style-name="P16"><text:s text:c="5"/><text:span text:style-name="T58">Susan walked into the outer cell, Peter was in the inner cell. “Hi Peter.” Susan said as she walked in.</text:span></text:p>
      <text:p text:style-name="P16"><text:s text:c="5"/><text:span text:style-name="T58">Peter looked at Susan with disbelief. “Red, I thought they fried your brain.”</text:span></text:p>
      <text:p text:style-name="P16"><text:s text:c="5"/><text:span text:style-name="T58">Susan nodded. “They did.” She said. “I thought I’d come down here and talk with you for a bit, if that’s okay.”</text:span></text:p>
      <text:p text:style-name="P16"><text:s text:c="5"/><text:span text:style-name="T58">Peter smiled. “Sure that’s fine Red.” He said. “</text:span><text:span text:style-name="T59">What do you want to talk about?”</text:span></text:p>
      <text:p text:style-name="P16"><text:s text:c="5"/>“<text:span text:style-name="T59">What made you turn against the time agents?” Susan asked.</text:span></text:p>
      <text:p text:style-name="P16"><text:s text:c="5"/><text:span text:style-name="T59">Peter’s smile dropped. He wasn’t interested in talking about time travel. But since it was Red asking he figured it wouldn’t hurt.</text:span></text:p>
      <text:p text:style-name="P16"><text:s text:c="5"/>“<text:span text:style-name="T59">Well I didn’t turn against anyone.” Peter said. “I just figured I could make a better life for myself.” He said. “Make some money on the side, you know the drill.” He paused. No she didn’t know the drill, she had no memory of it all.</text:span></text:p>
      <text:p text:style-name="P16"><text:s text:c="5"/><text:span text:style-name="T59">Susan shook her head. Confirming his thoughts.</text:span></text:p>
      <text:p text:style-name="P16"><text:s text:c="5"/>“<text:span text:style-name="T59">Peter.”</text:span></text:p>
      <text:p text:style-name="P16"><text:s text:c="5"/>“<text:span text:style-name="T59">Pete.” Peter said. “You used to call me Pete.”</text:span></text:p>
      <text:p text:style-name="P16"><text:s text:c="5"/>“<text:span text:style-name="T59">Pete” Susan said “Why did I choose to break the rules?”</text:span></text:p>
      <text:p text:style-name="P16"><text:soft-page-break/><text:s text:c="5"/>“<text:span text:style-name="T59">The same reason I did, you were looking for a better life.” Peter said. “They ended up catching us both.”</text:span></text:p>
      <text:p text:style-name="P16"><text:s text:c="5"/><text:span text:style-name="T59">Susan paced back and forth looking at Peter and then to the floor, then back at Peter again. “</text:span><text:span text:style-name="T60">If life was better by stealing and whatnot, why did we get caught?”</text:span></text:p>
      <text:p text:style-name="P16"><text:s text:c="5"/><text:span text:style-name="T60">Peter shrugged. “If life is so good now, why do they have a security problem to begin with?”</text:span></text:p>
      <text:p text:style-name="P16"><text:s text:c="5"/><text:span text:style-name="T60">Susan smiled. He had a point. If people loved to time travel so much and help look into the past to see how it would affect the future, why did they have so many people go off the rails as it were? It didn’t make any sense to her.</text:span></text:p>
      <text:p text:style-name="P16"><text:s text:c="5"/><text:span text:style-name="T61">Sitting down on the floor, Susan looked at Peter. “Do you want to get out of here?” She asked.</text:span></text:p>
      <text:p text:style-name="P16"><text:s text:c="5"/><text:span text:style-name="T61">Peter smiled. “There has to be a way, but I’m not about to let you get in trouble again.” He said. “Seems you have a pretty decent life right now from what I hear from Alice.”</text:span></text:p>
      <text:p text:style-name="P16"><text:s text:c="5"/>“<text:span text:style-name="T61">Alice has talked to you?” Susan said.</text:span></text:p>
      <text:p text:style-name="P16"><text:s text:c="5"/><text:span text:style-name="T61">Peter nodded. “In not so many words, but yeah she has. She knew we were friends. She also sneaks me down a roll from the cafeteria every once in a while, don’t tell anyone okay?”</text:span></text:p>
      <text:p text:style-name="P16"><text:s text:c="5"/><text:span text:style-name="T61">Susan smiled. “I promise I won’t tell.” She said. “I’ll try whatever I can do to get you out of here Pete.” Susan said. “It might take a while.”</text:span></text:p>
      <text:p text:style-name="P16"><text:s text:c="5"/><text:span text:style-name="T61">Peter smirked. “It’s okay Red, I’ll do the time. No worries here.”</text:span></text:p>
      <text:p text:style-name="P16"><text:s text:c="5"/><text:span text:style-name="T61">Standing up, Susan straightened her dress and walked out of the cell. The door closed behind her. She couldn’t believe Russ would do that to people, cause them harm like that. Erasing people’s </text:span><text:soft-page-break/><text:span text:style-name="T61">memories seemed to be the worst possible thing you could do to a person. She thought.</text:span></text:p>
      <text:p text:style-name="P16"><text:s text:c="5"/><text:span text:style-name="T61">Susan headed back upstairs to the debarkation room where she waited for Russ and Alice to get back.</text:span></text:p>
      <text:p text:style-name="P16"><text:s text:c="5"/><text:span text:style-name="T61">An hour later the duo returned. They held in their hands a book and were dressed in cloaks.</text:span></text:p>
      <text:p text:style-name="P16"><text:s text:c="5"/><text:span text:style-name="T61">Susan walked up to Alice. “What the hell are you wearing?” She asked.</text:span></text:p>
      <text:p text:style-name="P16"><text:s text:c="5"/><text:span text:style-name="T61">Alice removed the cloak. “Oh just some garb they wear in the year 2263, nothing big.” She smiled. “How was your morning?”</text:span></text:p>
      <text:p text:style-name="P16"><text:s text:c="5"/><text:span text:style-name="T61">Susan told Alice of her trip to visit Peter.</text:span></text:p>
      <text:p text:style-name="P16"><text:s text:c="5"/><text:span text:style-name="T61">At the mention of Peter, Alice’s face turned red. She wasn’t pleased that Susan went and saw him. She didn’t need to be turned back into who she was by influence of some jailbird.</text:span></text:p>
      <text:p text:style-name="P16"><text:s text:c="5"/>“<text:span text:style-name="T62">It’s okay.” Susan said. “We didn’t talk for very long, I was just curious about what made him walk away to begin with.”</text:span></text:p>
      <text:p text:style-name="P16"><text:s text:c="5"/>“<text:span text:style-name="T63">I see.” Alice said.</text:span></text:p>
      <text:p text:style-name="P16"><text:s text:c="5"/>“<text:span text:style-name="T63">Yeah.” Susan replied. “Don’t worry sis, everything will be okay.”</text:span></text:p>
      <text:p text:style-name="P16"><text:s text:c="5"/><text:span text:style-name="T64">Alice eyed Susan with suspicion. Alice wasn’t sure she could trust </text:span><text:span text:style-name="T65">Susan</text:span><text:span text:style-name="T64">. She decided to put that trust aside for now and do it anyway.</text:span></text:p>
      <text:p text:style-name="P16"><text:s text:c="5"/>“<text:span text:style-name="T66">What’s this?” Chief asked walking down the steps.</text:span></text:p>
      <text:p text:style-name="P16"><text:s text:c="5"/><text:span text:style-name="T66">Russ held up the book and handed it to Chief as he approached. “Here you are Chief. The teachings of Molar, the destroyer of worlds.”</text:span></text:p>
      <text:p text:style-name="P16"><text:s text:c="5"/><text:span text:style-name="T66">Chief nodded. “I see.” He said. “When did you go to grab this?”</text:span></text:p>
      <text:p text:style-name="P16"><text:s text:c="5"/>“<text:span text:style-name="T66">2263.” Alice said.</text:span></text:p>
      <text:p text:style-name="P16"><text:soft-page-break/><text:s text:c="5"/>“<text:span text:style-name="T66">Russ, you know traveling into the future is rather forbidden.” Chief said. “Remember what happened the last time you did that.”</text:span></text:p>
      <text:p text:style-name="P16"><text:s text:c="5"/><text:span text:style-name="T66">Russ nodded. “Yes, but without traveling to the future we wouldn’t have gotten this book, and these cool clothes.” He smirked. “Okay the book at least.”</text:span></text:p>
      <text:p text:style-name="P16"><text:s text:c="5"/><text:span text:style-name="T66">Chief nodded. “I see. Well feed it into Victoria page by page, I want this thing analyzed.”</text:span></text:p>
      <text:p text:style-name="P16"><text:s text:c="5"/><text:span text:style-name="T66">Russ nodded. “Will do Chief.” He said.</text:span></text:p>
      <text:p text:style-name="P16"><text:s text:c="5"/><text:span text:style-name="T66">Handing the book to Alice, Russ smiled. “That duty falls on you my dear.” He said. “Good luck.”</text:span></text:p>
      <text:p text:style-name="P16"><text:s text:c="5"/><text:span text:style-name="T66">Alice rolled her eyes. “Thanks boss.” She said. </text:span><text:span text:style-name="T67">Alice wanted to be talking to Susan about Peter not scanning page by page some mysterious book. She growled at the thought.</text:span></text:p>
      <text:p text:style-name="P16"><text:s text:c="5"/><text:span text:style-name="T68">Susan watched Alice’s expression and could tell she was not pleased. She decided to stick around with Alice and help her in her assigned task.</text:span></text:p>
      <text:p text:style-name="P16"><text:s text:c="5"/><text:span text:style-name="T69">Picking up the cloak, Susan smelled it and coughed. It smelled of rotting flesh and weeds. At least that’s what it smelled like. Who knew exactly what it was made out of.</text:span></text:p>
      <text:p text:style-name="P16"><text:s text:c="5"/><text:span text:style-name="T69">Crossing the complex, Alice and Susan made there way to the control room where Alice began processing the pages into Victoria’s main computer.</text:span></text:p>
      <text:p text:style-name="P16"><text:s text:c="5"/><text:span text:style-name="T69">Victoria was too quick and demanded more input faster than Alice could produce the pages.</text:span></text:p>
      <text:p text:style-name="P16"><text:s text:c="5"/><text:span text:style-name="T69">Susan sat there in awe at how quickly Victoria took in the material. </text:span><text:span text:style-name="T70">Three hours later the women were done with their assigned task.</text:span></text:p>
      <text:p text:style-name="P16"/>
      <text:p text:style-name="P20">Chapter Sev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3T15:41:53.995000000</dc:date>
    <meta:editing-cycles>76</meta:editing-cycles>
    <meta:generator>LibreOffice/7.4.1.2$Windows_X86_64 LibreOffice_project/3c58a8f3a960df8bc8fd77b461821e42c061c5f0</meta:generator>
    <meta:editing-duration>PT4H1M12S</meta:editing-duration>
    <meta:document-statistic meta:table-count="0" meta:image-count="0" meta:object-count="0" meta:page-count="24" meta:paragraph-count="315" meta:word-count="6018" meta:character-count="34071" meta:non-whitespace-character-count="26872"/>
  </office:meta>
</office:document-meta>
</file>